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806in"/>
    </style:style>
    <style:style style:name="Table1.B" style:family="table-column">
      <style:table-column-properties style:column-width="2.4326in"/>
    </style:style>
    <style:style style:name="Table1.C" style:family="table-column">
      <style:table-column-properties style:column-width="1.1569in"/>
    </style:style>
    <style:style style:name="Table1.D" style:family="table-column">
      <style:table-column-properties style:column-width="1.9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722in" table:align="left"/>
    </style:style>
    <style:style style:name="Table2.A" style:family="table-column">
      <style:table-column-properties style:column-width="1.0361in"/>
    </style:style>
    <style:style style:name="Table2.B" style:family="table-column">
      <style:table-column-properties style:column-width="1.4181in"/>
    </style:style>
    <style:style style:name="Table2.C" style:family="table-column">
      <style:table-column-properties style:column-width="2.3417in"/>
    </style:style>
    <style:style style:name="Table2.D" style:family="table-column">
      <style:table-column-properties style:column-width="1.07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891in" table:align="left"/>
    </style:style>
    <style:style style:name="Table3.A" style:family="table-column">
      <style:table-column-properties style:column-width="2.0674in"/>
    </style:style>
    <style:style style:name="Table3.B" style:family="table-column">
      <style:table-column-properties style:column-width="2.823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loext:contextual-spacing="false" style:writing-mode="lr-tb"/>
    </style:style>
    <style:style style:name="P5" style:family="paragraph" style:parent-style-name="Heading_20_1">
      <style:text-properties fo:color="#c9211e"/>
    </style:style>
    <style:style style:name="P6" style:family="paragraph" style:parent-style-name="Heading_20_1">
      <style:text-properties fo:color="#3465a4"/>
    </style:style>
    <style:style style:name="P7" style:family="paragraph" style:parent-style-name="Heading_20_2">
      <style:text-properties fo:color="#127622"/>
    </style:style>
    <style:style style:name="P8" style:family="paragraph" style:parent-style-name="Heading_20_2">
      <style:text-properties fo:font-size="14pt" style:font-size-asian="14pt" style:font-size-complex="14pt"/>
    </style:style>
    <style:style style:name="P9" style:family="paragraph" style:parent-style-name="Heading_20_2">
      <style:text-properties fo:font-size="16pt" style:font-size-asian="16pt" style:font-size-complex="16pt"/>
    </style:style>
    <style:style style:name="P10" style:family="paragraph" style:parent-style-name="Heading_20_3">
      <style:text-properties fo:font-size="14pt" style:font-size-asian="14pt" style:font-size-complex="14pt"/>
    </style:style>
    <style:style style:name="P11" style:family="paragraph" style:parent-style-name="Horizontal_20_Line">
      <style:text-properties fo:font-size="14pt" style:font-size-asian="14pt" style:font-size-complex="14pt"/>
    </style:style>
    <style:style style:name="P12" style:family="paragraph" style:parent-style-name="Table_20_Heading"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color="#3465a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📚 Python Data Structures – Focus on Strings</text:h>
      <text:p text:style-name="Horizontal_20_Line"/>
      <text:h text:style-name="Heading_20_2" text:outline-level="2"><text:span text:style-name="T1">💡 What are Data Structures?</text:span></text:h>
      <text:p text:style-name="Text_20_body"><text:span text:style-name="Strong_20_Emphasis"><text:span text:style-name="T2">Data structures</text:span></text:span><text:span text:style-name="T2"> are specialized formats used to organize, process, and store data in a way that enables efficient access and modification. In programming, data structures define the relationship between the data and the operations that can be performed on them. Python provides several built-in data structures such as strings, lists, tuples, sets, and dictionaries. Each serves a specific purpose and has different time/space efficiency</text:span>.</text:p>
      <text:h text:style-name="Heading_20_3" text:outline-level="3">🔹 Brief Explanation:</text:h>
      <text:p text:style-name="P13">Data structures help manage and organize data efficiently for tasks like searching, sorting, and processing.</text:p>
      <text:p text:style-name="Horizontal_20_Line"/>
      <text:h text:style-name="P6" text:outline-level="1">🧵 Strings in Python</text:h>
      <text:p text:style-name="Horizontal_20_Line"/>
      <text:h text:style-name="P7" text:outline-level="2">🔤 What is a String?</text:h>
      <text:h text:style-name="Heading_20_3" text:outline-level="3"><text:span text:style-name="T3">A </text:span><text:span text:style-name="Strong_20_Emphasis"><text:span text:style-name="T3">string</text:span></text:span><text:span text:style-name="T3"> is a sequence of Unicode characters enclosed within single quotes (</text:span><text:span text:style-name="Source_20_Text"><text:span text:style-name="T3">'...'</text:span></text:span><text:span text:style-name="T3">), double quotes (</text:span><text:span text:style-name="Source_20_Text"><text:span text:style-name="T3">"..."</text:span></text:span><text:span text:style-name="T3">), or triple quotes (</text:span><text:span text:style-name="Source_20_Text"><text:span text:style-name="T3">'''...'''</text:span></text:span><text:span text:style-name="T3"> / </text:span><text:span text:style-name="Source_20_Text"><text:span text:style-name="T3">"""..."""</text:span></text:span><text:span text:style-name="T3">) in Python. It is an immutable data type, which means that once a string is created, it cannot be changed. All operations on strings result in a new string object. Strings support indexing, slicing, iteration, and a wide variety of methods for transformation and analysis.</text:span></text:h>
      <text:h text:style-name="Heading_20_3" text:outline-level="3">🔹 Brief Explanation:</text:h>
      <text:p text:style-name="P13">A string is a text sequence that is immutable and supports many built-in functions for processing text.</text:p>
      <text:p text:style-name="P4"><text:span text:style-name="Source_20_Text"><text:span text:style-name="T2">text = "Hello, World!"</text:span></text:span></text:p>
      <text:p text:style-name="P11"/>
      <text:h text:style-name="Heading_20_2" text:outline-level="2">⚙️ String Operators in Python</text:h>
      <text:p text:style-name="Horizontal_20_Line"/>
      <text:h text:style-name="Heading_20_3" text:outline-level="3"><text:soft-page-break/><text:span text:style-name="T4">1. </text:span><text:span text:style-name="Source_20_Text"><text:span text:style-name="T4">+</text:span></text:span><text:span text:style-name="T4"> Concatenation Operator</text:span></text:h>
      <text:p text:style-name="Text_20_body"><text:span text:style-name="T2">The </text:span><text:span text:style-name="Source_20_Text"><text:span text:style-name="T2">+</text:span></text:span><text:span text:style-name="T2"> operator combines (concatenates) two or more strings into one. It does not modify the original strings but returns a new string.</text:span></text:p>
      <text:p text:style-name="Text_20_body"><text:span text:style-name="Strong_20_Emphasis"><text:span text:style-name="T2">🔹 Explanation</text:span></text:span><text:span text:style-name="T2">: Joins strings together.</text:span></text:p>
      <text:p text:style-name="P3"><text:span text:style-name="Source_20_Text"><text:span text:style-name="T2">first = "Hello"</text:span></text:span></text:p>
      <text:p text:style-name="P3"><text:span text:style-name="Source_20_Text"><text:span text:style-name="T2">second = "World"</text:span></text:span></text:p>
      <text:p text:style-name="P4"><text:span text:style-name="Source_20_Text"><text:span text:style-name="T2">print(first + " " + second) <text:s/># Output: Hello World</text:span></text:span></text:p>
      <text:p text:style-name="P11"/>
      <text:h text:style-name="Heading_20_3" text:outline-level="3">2. <text:span text:style-name="Source_20_Text">*</text:span> Repetition Operator</text:h>
      <text:p text:style-name="Text_20_body"><text:span text:style-name="T2"><text:s text:c="4"/>The </text:span><text:span text:style-name="Source_20_Text"><text:span text:style-name="T2">*</text:span></text:span><text:span text:style-name="T2"> operator repeats a string a specified number of times. It returns a new string with the original string repeated.</text:span></text:p>
      <text:p text:style-name="Text_20_body"><text:span text:style-name="Strong_20_Emphasis"><text:span text:style-name="T2">🔹 Explanation</text:span></text:span><text:span text:style-name="T2">: Repeats a string multiple times.</text:span></text:p>
      <text:p text:style-name="P3"><text:span text:style-name="Source_20_Text"><text:span text:style-name="T2">greet = "Hi "</text:span></text:span></text:p>
      <text:p text:style-name="P4"><text:span text:style-name="Source_20_Text"><text:span text:style-name="T2">print(greet * 3) <text:s/># Output: Hi Hi Hi </text:span></text:span></text:p>
      <text:p text:style-name="P11"/>
      <text:h text:style-name="Heading_20_3" text:outline-level="3"><text:span text:style-name="T5">3. </text:span><text:span text:style-name="Source_20_Text"><text:span text:style-name="T5">in</text:span></text:span><text:span text:style-name="T5"> / </text:span><text:span text:style-name="Source_20_Text"><text:span text:style-name="T5">not in</text:span></text:span><text:span text:style-name="T5"> Membership Operators</text:span></text:h>
      <text:p text:style-name="Text_20_body"><text:span text:style-name="Strong_20_Emphasis"><text:span text:style-name="T2"><text:s text:c="3"/></text:span></text:span><text:span text:style-name="T2"><text:s/>These operators check whether a substring exists within a given string. </text:span><text:span text:style-name="Source_20_Text"><text:span text:style-name="T2">in</text:span></text:span><text:span text:style-name="T2"> returns </text:span><text:span text:style-name="Source_20_Text"><text:span text:style-name="T2">True</text:span></text:span><text:span text:style-name="T2"> if found; </text:span><text:span text:style-name="Source_20_Text"><text:span text:style-name="T2">not in</text:span></text:span><text:span text:style-name="T2"> returns </text:span><text:span text:style-name="Source_20_Text"><text:span text:style-name="T2">True</text:span></text:span><text:span text:style-name="T2"> if not found.</text:span></text:p>
      <text:p text:style-name="Text_20_body"><text:span text:style-name="Strong_20_Emphasis"><text:span text:style-name="T2">🔹 Explanation</text:span></text:span><text:span text:style-name="T2">: Checks if a substring exists.</text:span></text:p>
      <text:p text:style-name="P3"><text:span text:style-name="Source_20_Text"><text:span text:style-name="T2">sentence = "Python is fun"</text:span></text:span></text:p>
      <text:p text:style-name="P3"><text:span text:style-name="Source_20_Text"><text:span text:style-name="T2">print("fun" in sentence) <text:s text:c="7"/># True</text:span></text:span></text:p>
      <text:p text:style-name="P4"><text:span text:style-name="Source_20_Text"><text:span text:style-name="T2">print("boring" not in sentence) # True</text:span></text:span></text:p>
      <text:p text:style-name="P11"/>
      <text:h text:style-name="P9" text:outline-level="2">🔧 String Methods in Python</text:h>
      <text:p text:style-name="Text_20_body"><text:span text:style-name="T2">String methods are </text:span><text:span text:style-name="Strong_20_Emphasis"><text:span text:style-name="T2">functions attached to string objects</text:span></text:span><text:span text:style-name="T2"> that perform specific operations like changing case, replacing text, finding substrings, etc.</text:span></text:p>
      <text:p text:style-name="P11"/>
      <text:h text:style-name="P10" text:outline-level="3"><text:soft-page-break/>✅ Common String Metho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2">Method</text:p>
            </table:table-cell>
            <table:table-cell table:style-name="Table1.A1" office:value-type="string">
              <text:p text:style-name="P12">🔷 <text:s/>Definition</text:p>
            </table:table-cell>
            <table:table-cell table:style-name="Table1.A1" office:value-type="string">
              <text:p text:style-name="P12">🔹 Brief Explanation</text:p>
            </table:table-cell>
            <table:table-cell table:style-name="Table1.A1" office:value-type="string">
              <text:p text:style-name="P1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2">lower()</text:span></text:span></text:p>
          </table:table-cell>
          <table:table-cell table:style-name="Table1.A1" office:value-type="string">
            <text:p text:style-name="P2">Converts all characters to lowercase. Does not change the original string.</text:p>
          </table:table-cell>
          <table:table-cell table:style-name="Table1.A1" office:value-type="string">
            <text:p text:style-name="P2">Converts to lowercase.</text:p>
          </table:table-cell>
          <table:table-cell table:style-name="Table1.A1" office:value-type="string">
            <text:p text:style-name="Table_20_Contents"><text:span text:style-name="Source_20_Text"><text:span text:style-name="T2">"HELLO".lower()</text:span></text:span><text:span text:style-name="T2"> → </text:span><text:span text:style-name="Source_20_Text"><text:span text:style-name="T2">'hello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upper()</text:span></text:span></text:p>
          </table:table-cell>
          <table:table-cell table:style-name="Table1.A1" office:value-type="string">
            <text:p text:style-name="P2">Converts all characters to uppercase.</text:p>
          </table:table-cell>
          <table:table-cell table:style-name="Table1.A1" office:value-type="string">
            <text:p text:style-name="P2">Converts to uppercase.</text:p>
          </table:table-cell>
          <table:table-cell table:style-name="Table1.A1" office:value-type="string">
            <text:p text:style-name="Table_20_Contents"><text:span text:style-name="Source_20_Text"><text:span text:style-name="T2">"hello".upper()</text:span></text:span><text:span text:style-name="T2"> → </text:span><text:span text:style-name="Source_20_Text"><text:span text:style-name="T2">'HELLO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title()</text:span></text:span></text:p>
          </table:table-cell>
          <table:table-cell table:style-name="Table1.A1" office:value-type="string">
            <text:p text:style-name="P2">Converts the first character of each word to uppercase.</text:p>
          </table:table-cell>
          <table:table-cell table:style-name="Table1.A1" office:value-type="string">
            <text:p text:style-name="P2">Title case format.</text:p>
          </table:table-cell>
          <table:table-cell table:style-name="Table1.A1" office:value-type="string">
            <text:p text:style-name="Table_20_Contents"><text:span text:style-name="Source_20_Text"><text:span text:style-name="T2">"hello world".title()</text:span></text:span><text:span text:style-name="T2"> → </text:span><text:span text:style-name="Source_20_Text"><text:span text:style-name="T2">'Hello World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strip()</text:span></text:span></text:p>
          </table:table-cell>
          <table:table-cell table:style-name="Table1.A1" office:value-type="string">
            <text:p text:style-name="P2">Removes any leading/trailing whitespace characters (spaces, tabs, newlines).</text:p>
          </table:table-cell>
          <table:table-cell table:style-name="Table1.A1" office:value-type="string">
            <text:p text:style-name="P2">Trims spaces.</text:p>
          </table:table-cell>
          <table:table-cell table:style-name="Table1.A1" office:value-type="string">
            <text:p text:style-name="Table_20_Contents"><text:span text:style-name="Source_20_Text"><text:span text:style-name="T2">" hello ".strip()</text:span></text:span><text:span text:style-name="T2"> → </text:span><text:span text:style-name="Source_20_Text"><text:span text:style-name="T2">'hello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replace(old, new)</text:span></text:span></text:p>
          </table:table-cell>
          <table:table-cell table:style-name="Table1.A1" office:value-type="string">
            <text:p text:style-name="Table_20_Contents"><text:span text:style-name="T2">Replaces all occurrences of a substring </text:span><text:span text:style-name="Source_20_Text"><text:span text:style-name="T2">old</text:span></text:span><text:span text:style-name="T2"> with </text:span><text:span text:style-name="Source_20_Text"><text:span text:style-name="T2">new</text:span></text:span><text:span text:style-name="T2">.</text:span></text:p>
          </table:table-cell>
          <table:table-cell table:style-name="Table1.A1" office:value-type="string">
            <text:p text:style-name="P2">Replaces text.</text:p>
          </table:table-cell>
          <table:table-cell table:style-name="Table1.A1" office:value-type="string">
            <text:p text:style-name="Table_20_Contents"><text:span text:style-name="Source_20_Text"><text:span text:style-name="T2">"dog".replace("d", "f")</text:span></text:span><text:span text:style-name="T2"> → </text:span><text:span text:style-name="Source_20_Text"><text:span text:style-name="T2">'fog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find(sub)</text:span></text:span></text:p>
          </table:table-cell>
          <table:table-cell table:style-name="Table1.A1" office:value-type="string">
            <text:p text:style-name="Table_20_Contents"><text:span text:style-name="T2">Returns the lowest index where </text:span><text:span text:style-name="Source_20_Text"><text:span text:style-name="T2">sub</text:span></text:span><text:span text:style-name="T2"> is found; returns -1 if not found.</text:span></text:p>
          </table:table-cell>
          <table:table-cell table:style-name="Table1.A1" office:value-type="string">
            <text:p text:style-name="P2">Finds position.</text:p>
          </table:table-cell>
          <table:table-cell table:style-name="Table1.A1" office:value-type="string">
            <text:p text:style-name="Table_20_Contents"><text:span text:style-name="Source_20_Text"><text:span text:style-name="T2">"hello".find("l")</text:span></text:span><text:span text:style-name="T2"> → </text:span><text:span text:style-name="Source_20_Text"><text:span text:style-name="T2">2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count(sub)</text:span></text:span></text:p>
          </table:table-cell>
          <table:table-cell table:style-name="Table1.A1" office:value-type="string">
            <text:p text:style-name="Table_20_Contents"><text:span text:style-name="T2">Returns the number of non-overlapping occurrences of </text:span><text:span text:style-name="Source_20_Text"><text:span text:style-name="T2">sub</text:span></text:span><text:span text:style-name="T2">.</text:span></text:p>
          </table:table-cell>
          <table:table-cell table:style-name="Table1.A1" office:value-type="string">
            <text:p text:style-name="P2">Counts text.</text:p>
          </table:table-cell>
          <table:table-cell table:style-name="Table1.A1" office:value-type="string">
            <text:p text:style-name="Table_20_Contents"><text:span text:style-name="Source_20_Text"><text:span text:style-name="T2">"banana".count("a")</text:span></text:span><text:span text:style-name="T2"> → </text:span><text:span text:style-name="Source_20_Text"><text:span text:style-name="T2">3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split(sep)</text:span></text:span></text:p>
          </table:table-cell>
          <table:table-cell table:style-name="Table1.A1" office:value-type="string">
            <text:p text:style-name="Table_20_Contents"><text:span text:style-name="T2">Splits a string by </text:span><text:span text:style-name="Source_20_Text"><text:span text:style-name="T2">sep</text:span></text:span><text:span text:style-name="T2"> and returns a list of substrings.</text:span></text:p>
          </table:table-cell>
          <table:table-cell table:style-name="Table1.A1" office:value-type="string">
            <text:p text:style-name="P2">Breaks string into parts.</text:p>
          </table:table-cell>
          <table:table-cell table:style-name="Table1.A1" office:value-type="string">
            <text:p text:style-name="Table_20_Contents"><text:span text:style-name="Source_20_Text"><text:span text:style-name="T2">"a,b,c".split(",")</text:span></text:span><text:span text:style-name="T2"> → </text:span><text:span text:style-name="Source_20_Text"><text:span text:style-name="T2">['a', 'b', 'c']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join(iterable)</text:span></text:span></text:p>
          </table:table-cell>
          <table:table-cell table:style-name="Table1.A1" office:value-type="string">
            <text:p text:style-name="P2">Joins elements of an iterable into a single string using the string as a separator.</text:p>
          </table:table-cell>
          <table:table-cell table:style-name="Table1.A1" office:value-type="string">
            <text:p text:style-name="P2">Joins list into string.</text:p>
          </table:table-cell>
          <table:table-cell table:style-name="Table1.A1" office:value-type="string">
            <text:p text:style-name="Table_20_Contents"><text:span text:style-name="Source_20_Text"><text:span text:style-name="T2">".".join(["a", "b"])</text:span></text:span><text:span text:style-name="T2"> → </text:span><text:span text:style-name="Source_20_Text"><text:span text:style-name="T2">'a.b'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startswith(prefix)</text:span></text:span></text:p>
          </table:table-cell>
          <table:table-cell table:style-name="Table1.A1" office:value-type="string">
            <text:p text:style-name="Table_20_Contents"><text:span text:style-name="T2">Returns </text:span><text:span text:style-name="Source_20_Text"><text:span text:style-name="T2">True</text:span></text:span><text:span text:style-name="T2"> if the string starts with the given prefix.</text:span></text:p>
          </table:table-cell>
          <table:table-cell table:style-name="Table1.A1" office:value-type="string">
            <text:p text:style-name="P2">Checks starting text.</text:p>
          </table:table-cell>
          <table:table-cell table:style-name="Table1.A1" office:value-type="string">
            <text:p text:style-name="Table_20_Contents"><text:span text:style-name="Source_20_Text"><text:span text:style-name="T2">"hello".startswith("he")</text:span></text:span><text:span text:style-name="T2"> → </text:span><text:span text:style-name="Source_20_Text"><text:span text:style-name="T2">True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endswith(suffix)</text:span></text:span></text:p>
          </table:table-cell>
          <table:table-cell table:style-name="Table1.A1" office:value-type="string">
            <text:p text:style-name="Table_20_Contents"><text:span text:style-name="T2">Returns </text:span><text:span text:style-name="Source_20_Text"><text:span text:style-name="T2">True</text:span></text:span><text:span text:style-name="T2"> if the string ends with the given suffix.</text:span></text:p>
          </table:table-cell>
          <table:table-cell table:style-name="Table1.A1" office:value-type="string">
            <text:p text:style-name="P2">Checks ending text.</text:p>
          </table:table-cell>
          <table:table-cell table:style-name="Table1.A1" office:value-type="string">
            <text:p text:style-name="Table_20_Contents"><text:span text:style-name="Source_20_Text"><text:span text:style-name="T2">"world".endswith("ld")</text:span></text:span><text:span text:style-name="T2"> → </text:span><text:span text:style-name="Source_20_Text"><text:span text:style-name="T2">True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isdigit()</text:span></text:span></text:p>
          </table:table-cell>
          <table:table-cell table:style-name="Table1.A1" office:value-type="string">
            <text:p text:style-name="Table_20_Contents"><text:span text:style-name="T2">Returns </text:span><text:span text:style-name="Source_20_Text"><text:span text:style-name="T2">True</text:span></text:span><text:span text:style-name="T2"> if all characters are digits.</text:span></text:p>
          </table:table-cell>
          <table:table-cell table:style-name="Table1.A1" office:value-type="string">
            <text:p text:style-name="P2">Checks for digits.</text:p>
          </table:table-cell>
          <table:table-cell table:style-name="Table1.A1" office:value-type="string">
            <text:p text:style-name="Table_20_Contents"><text:span text:style-name="Source_20_Text"><text:span text:style-name="T2">"123".isdigit()</text:span></text:span><text:span text:style-name="T2"> → </text:span><text:span text:style-name="Source_20_Text"><text:span text:style-name="T2">True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isalpha()</text:span></text:span></text:p>
          </table:table-cell>
          <table:table-cell table:style-name="Table1.A1" office:value-type="string">
            <text:p text:style-name="Table_20_Contents"><text:span text:style-name="T2">Returns </text:span><text:span text:style-name="Source_20_Text"><text:span text:style-name="T2">True</text:span></text:span><text:span text:style-name="T2"> if all characters are alphabetic.</text:span></text:p>
          </table:table-cell>
          <table:table-cell table:style-name="Table1.A1" office:value-type="string">
            <text:p text:style-name="P2">Checks for letters.</text:p>
          </table:table-cell>
          <table:table-cell table:style-name="Table1.A1" office:value-type="string">
            <text:p text:style-name="Table_20_Contents"><text:span text:style-name="Source_20_Text"><text:span text:style-name="T2">"abc".isalpha()</text:span></text:span><text:span text:style-name="T2"> → </text:span><text:span text:style-name="Source_20_Text"><text:span text:style-name="T2">True</text:span></text:span></text:p>
          </table:table-cell>
        </table:table-row>
      </table:table>
      <text:p text:style-name="P11"/>
      <text:h text:style-name="P9" text:outline-level="2"><text:soft-page-break/>🧪 Practical Syntax and Examples</text:h>
      <text:h text:style-name="P10" text:outline-level="3">🔹 1. Title Case Conversion</text:h>
      <text:p text:style-name="P3"><text:span text:style-name="Source_20_Text"><text:span text:style-name="T2">name = "john doe"</text:span></text:span></text:p>
      <text:p text:style-name="P4"><text:span text:style-name="Source_20_Text"><text:span text:style-name="T2">print(name.title()) <text:s/># Output: John Doe</text:span></text:span></text:p>
      <text:h text:style-name="P10" text:outline-level="3">🔹 2. Input Validation</text:h>
      <text:p text:style-name="P3"><text:span text:style-name="Source_20_Text"><text:span text:style-name="T2">num = "12345"</text:span></text:span></text:p>
      <text:p text:style-name="P3"><text:span text:style-name="Source_20_Text"><text:span text:style-name="T2">if num.isdigit():</text:span></text:span></text:p>
      <text:p text:style-name="P4"><text:span text:style-name="Source_20_Text"><text:span text:style-name="T2"><text:s text:c="4"/>print("Valid number")</text:span></text:span></text:p>
      <text:h text:style-name="P10" text:outline-level="3">🔹 3. Count Word Occurrence</text:h>
      <text:p text:style-name="P3"><text:span text:style-name="Source_20_Text"><text:span text:style-name="T2">msg = "hello world hello universe"</text:span></text:span></text:p>
      <text:p text:style-name="P4"><text:span text:style-name="Source_20_Text"><text:span text:style-name="T2">print(msg.count("hello")) <text:s/># Output: 2</text:span></text:span></text:p>
      <text:h text:style-name="P10" text:outline-level="3">🔹 4. Find Email Domain</text:h>
      <text:p text:style-name="P3"><text:span text:style-name="Source_20_Text"><text:span text:style-name="T2">email = "user@example.com"</text:span></text:span></text:p>
      <text:p text:style-name="P3"><text:span text:style-name="Source_20_Text"><text:span text:style-name="T2">domain = email.split("@")[1]</text:span></text:span></text:p>
      <text:p text:style-name="P4"><text:span text:style-name="Source_20_Text"><text:span text:style-name="T2">print(domain) <text:s/># Output: example.com</text:span></text:span></text:p>
      <text:h text:style-name="P10" text:outline-level="3">🔹 5. Replace Words</text:h>
      <text:p text:style-name="P3"><text:span text:style-name="Source_20_Text"><text:span text:style-name="T2">quote = "I love Java"</text:span></text:span></text:p>
      <text:p text:style-name="P3"><text:span text:style-name="Source_20_Text"><text:span text:style-name="T2">new_quote = quote.replace("Java", "Python")</text:span></text:span></text:p>
      <text:p text:style-name="P4"><text:span text:style-name="Source_20_Text"><text:span text:style-name="T2">print(new_quote) <text:s/># Output: I love Python</text:span></text:span></text:p>
      <text:p text:style-name="P11"/>
      <text:h text:style-name="P8" text:outline-level="2">🧰 Summary Table of String Func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2">Action</text:p>
            </table:table-cell>
            <table:table-cell table:style-name="Table2.A1" office:value-type="string">
              <text:p text:style-name="P12">Method / Operator</text:p>
            </table:table-cell>
            <table:table-cell table:style-name="Table2.A1" office:value-type="string">
              <text:p text:style-name="P12">Example</text:p>
            </table:table-cell>
            <table:table-cell table:style-name="Table2.A1" office:value-type="string">
              <text:p text:style-name="P12">Output</text:p>
            </table:table-cell>
          </table:table-row>
        </table:table-header-rows>
        <table:table-row>
          <table:table-cell table:style-name="Table2.A1" office:value-type="string">
            <text:p text:style-name="P2">Concatenation</text:p>
          </table:table-cell>
          <table:table-cell table:style-name="Table2.A1" office:value-type="string">
            <text:p text:style-name="Table_20_Contents"><text:span text:style-name="Source_20_Text"><text:span text:style-name="T2">+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A" + "B"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'AB'</text:span></text:span></text:p>
          </table:table-cell>
        </table:table-row>
        <table:table-row>
          <table:table-cell table:style-name="Table2.A1" office:value-type="string">
            <text:p text:style-name="P2">Repetition</text:p>
          </table:table-cell>
          <table:table-cell table:style-name="Table2.A1" office:value-type="string">
            <text:p text:style-name="Table_20_Contents"><text:span text:style-name="Source_20_Text"><text:span text:style-name="T2">*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Hi" * 2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'HiHi'</text:span></text:span></text:p>
          </table:table-cell>
        </table:table-row>
        <table:table-row>
          <table:table-cell table:style-name="Table2.A1" office:value-type="string">
            <text:p text:style-name="P2">Membership</text:p>
          </table:table-cell>
          <table:table-cell table:style-name="Table2.A1" office:value-type="string">
            <text:p text:style-name="Table_20_Contents"><text:span text:style-name="Source_20_Text"><text:span text:style-name="T2">in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H" in "Hello"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True</text:span></text:span></text:p>
          </table:table-cell>
        </table:table-row>
        <table:table-row>
          <table:table-cell table:style-name="Table2.A1" office:value-type="string">
            <text:p text:style-name="P2">Trimming</text:p>
          </table:table-cell>
          <table:table-cell table:style-name="Table2.A1" office:value-type="string">
            <text:p text:style-name="Table_20_Contents"><text:span text:style-name="Source_20_Text"><text:span text:style-name="T2">.strip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 test ".strip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'test'</text:span></text:span></text:p>
          </table:table-cell>
        </table:table-row>
        <table:table-row>
          <table:table-cell table:style-name="Table2.A1" office:value-type="string">
            <text:p text:style-name="P2">Upper Case</text:p>
          </table:table-cell>
          <table:table-cell table:style-name="Table2.A1" office:value-type="string">
            <text:p text:style-name="Table_20_Contents"><text:span text:style-name="Source_20_Text"><text:span text:style-name="T2">.upper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abc".upper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'ABC'</text:span></text:span></text:p>
          </table:table-cell>
        </table:table-row>
        <table:table-row>
          <table:table-cell table:style-name="Table2.A1" office:value-type="string">
            <text:p text:style-name="P2">Word Count</text:p>
          </table:table-cell>
          <table:table-cell table:style-name="Table2.A1" office:value-type="string">
            <text:p text:style-name="Table_20_Contents"><text:span text:style-name="Source_20_Text"><text:span text:style-name="T2">.count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aab".count("a"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2</text:span></text:span></text:p>
          </table:table-cell>
        </table:table-row>
        <text:soft-page-break/>
        <table:table-row>
          <table:table-cell table:style-name="Table2.A1" office:value-type="string">
            <text:p text:style-name="P2">Replace</text:p>
          </table:table-cell>
          <table:table-cell table:style-name="Table2.A1" office:value-type="string">
            <text:p text:style-name="Table_20_Contents"><text:span text:style-name="Source_20_Text"><text:span text:style-name="T2">.replace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dog".replace("d", "f"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'fog'</text:span></text:span></text:p>
          </table:table-cell>
        </table:table-row>
        <table:table-row>
          <table:table-cell table:style-name="Table2.A1" office:value-type="string">
            <text:p text:style-name="P2">Splitting</text:p>
          </table:table-cell>
          <table:table-cell table:style-name="Table2.A1" office:value-type="string">
            <text:p text:style-name="Table_20_Contents"><text:span text:style-name="Source_20_Text"><text:span text:style-name="T2">.split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a,b".split(","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['a', 'b']</text:span></text:span></text:p>
          </table:table-cell>
        </table:table-row>
        <table:table-row>
          <table:table-cell table:style-name="Table2.A1" office:value-type="string">
            <text:p text:style-name="P2">Joining</text:p>
          </table:table-cell>
          <table:table-cell table:style-name="Table2.A1" office:value-type="string">
            <text:p text:style-name="Table_20_Contents"><text:span text:style-name="Source_20_Text"><text:span text:style-name="T2">.join(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" ".join(['a','b'])</text:span></text:span></text:p>
          </table:table-cell>
          <table:table-cell table:style-name="Table2.A1" office:value-type="string">
            <text:p text:style-name="Table_20_Contents"><text:span text:style-name="Source_20_Text"><text:span text:style-name="T2">'a b'</text:span></text:span></text:p>
          </table:table-cell>
        </table:table-row>
      </table:table>
      <text:p text:style-name="P11"/>
      <text:h text:style-name="P8" text:outline-level="2">🎯 Use Cases of String Methods in Real Lif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2">Scenario</text:p>
            </table:table-cell>
            <table:table-cell table:style-name="Table3.A1" office:value-type="string">
              <text:p text:style-name="P12">String Methods Used</text:p>
            </table:table-cell>
          </table:table-row>
        </table:table-header-rows>
        <table:table-row>
          <table:table-cell table:style-name="Table3.A1" office:value-type="string">
            <text:p text:style-name="P2">Validating form input</text:p>
          </table:table-cell>
          <table:table-cell table:style-name="Table3.A1" office:value-type="string">
            <text:p text:style-name="Table_20_Contents"><text:span text:style-name="Source_20_Text"><text:span text:style-name="T2">.isdigit()</text:span></text:span><text:span text:style-name="T2">, </text:span><text:span text:style-name="Source_20_Text"><text:span text:style-name="T2">.isalpha()</text:span></text:span></text:p>
          </table:table-cell>
        </table:table-row>
        <table:table-row>
          <table:table-cell table:style-name="Table3.A1" office:value-type="string">
            <text:p text:style-name="P2">Cleaning CSV/Excel data</text:p>
          </table:table-cell>
          <table:table-cell table:style-name="Table3.A1" office:value-type="string">
            <text:p text:style-name="Table_20_Contents"><text:span text:style-name="Source_20_Text"><text:span text:style-name="T2">.strip()</text:span></text:span><text:span text:style-name="T2">, </text:span><text:span text:style-name="Source_20_Text"><text:span text:style-name="T2">.replace()</text:span></text:span><text:span text:style-name="T2">, </text:span><text:span text:style-name="Source_20_Text"><text:span text:style-name="T2">.split()</text:span></text:span></text:p>
          </table:table-cell>
        </table:table-row>
        <table:table-row>
          <table:table-cell table:style-name="Table3.A1" office:value-type="string">
            <text:p text:style-name="P2">Parsing email or URL</text:p>
          </table:table-cell>
          <table:table-cell table:style-name="Table3.A1" office:value-type="string">
            <text:p text:style-name="Table_20_Contents"><text:span text:style-name="Source_20_Text"><text:span text:style-name="T2">.split()</text:span></text:span><text:span text:style-name="T2">, </text:span><text:span text:style-name="Source_20_Text"><text:span text:style-name="T2">.find()</text:span></text:span></text:p>
          </table:table-cell>
        </table:table-row>
        <table:table-row>
          <table:table-cell table:style-name="Table3.A1" office:value-type="string">
            <text:p text:style-name="P2">Creating readable output</text:p>
          </table:table-cell>
          <table:table-cell table:style-name="Table3.A1" office:value-type="string">
            <text:p text:style-name="Table_20_Contents"><text:span text:style-name="Source_20_Text"><text:span text:style-name="T2">.title()</text:span></text:span><text:span text:style-name="T2">, </text:span><text:span text:style-name="Source_20_Text"><text:span text:style-name="T2">.join()</text:span></text:span></text:p>
          </table:table-cell>
        </table:table-row>
        <table:table-row>
          <table:table-cell table:style-name="Table3.A1" office:value-type="string">
            <text:p text:style-name="P2">Building search/filter features</text:p>
          </table:table-cell>
          <table:table-cell table:style-name="Table3.A1" office:value-type="string">
            <text:p text:style-name="Table_20_Contents"><text:span text:style-name="Source_20_Text"><text:span text:style-name="T2">.find()</text:span></text:span><text:span text:style-name="T2">, </text:span><text:span text:style-name="Source_20_Text"><text:span text:style-name="T2">.count()</text:span></text:span><text:span text:style-name="T2">, </text:span><text:span text:style-name="Source_20_Text"><text:span text:style-name="T2">in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5T16:16:51.087000000</meta:creation-date>
    <dc:date>2025-05-25T16:33:31.765000000</dc:date>
    <meta:editing-duration>PT6M30S</meta:editing-duration>
    <meta:editing-cycles>1</meta:editing-cycles>
    <meta:document-statistic meta:table-count="3" meta:image-count="0" meta:object-count="0" meta:page-count="5" meta:paragraph-count="161" meta:word-count="783" meta:character-count="5050" meta:non-whitespace-character-count="4400"/>
    <meta:generator>Neat_Office/6.2.8.2$Windows_x86 LibreOffice_project/</meta:generator>
  </office:meta>
</office:document-meta>
</file>